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0a5d79" officeooo:paragraph-rsid="000a5d79"/>
    </style:style>
    <style:style style:name="P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0a5d79" officeooo:paragraph-rsid="000bc602"/>
    </style:style>
    <style:style style:name="P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0bc602" officeooo:paragraph-rsid="000bc602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rsid="000a5d79" officeooo:paragraph-rsid="000a5d79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rsid="000a5d79" officeooo:paragraph-rsid="000bc602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rsid="000bc602" officeooo:paragraph-rsid="000bc602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rsid="000bc602" officeooo:paragraph-rsid="000c1ee8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rsid="000cc2a8" officeooo:paragraph-rsid="000cc2a8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paragraph-rsid="000c1ee8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paragraph-rsid="000cc2a8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paragraph-rsid="000d3786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rsid="000c1ee8" officeooo:paragraph-rsid="000c1ee8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fo:font-style="italic" fo:font-weight="bold" officeooo:rsid="000bc602" officeooo:paragraph-rsid="000c1ee8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1.9cm" style:auto-text-indent="false" fo:background-color="transparent"/>
      <style:text-properties officeooo:rsid="000d38a2" officeooo:paragraph-rsid="000d38a2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9cm" style:auto-text-indent="false" style:page-number="auto" fo:background-color="transparent"/>
      <style:text-properties fo:font-size="14pt" fo:font-weight="bold" officeooo:rsid="000a5d79" officeooo:paragraph-rsid="000a5d79" style:font-size-asian="14pt" style:font-weight-asian="bold" style:font-size-complex="14pt" style:font-weight-complex="bold"/>
    </style:style>
    <style:style style:name="T1" style:family="text">
      <style:text-properties officeooo:rsid="000bc602"/>
    </style:style>
    <style:style style:name="T2" style:family="text">
      <style:text-properties officeooo:rsid="000c1ee8"/>
    </style:style>
    <style:style style:name="T3" style:family="text">
      <style:text-properties officeooo:rsid="000cc2a8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d37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OpenCV</text:p>
      <text:p text:style-name="P4"/>
      <text:p text:style-name="P4">A OpenCV (Open Source Computer Vision Library) é uma biblioteca multiplataforma, opensource, totalmente livre ao uso acadêmico e comercial, para o desenvolvimento de aplicativos na área de Visão computacional, bastando seguir o modelo de licença BSD Intel. </text:p>
      <text:p text:style-name="P4"/>
      <text:p text:style-name="P4">Esta biblioteca foi desenvolvida nas linguagens de programação C/C++. Também, dá suporte a programadores que utilizem Java, Python e Visual Basic e desejam incorporar a biblioteca a seus aplicativos. <text:span text:style-name="T1">O seu processamento de imagens é realizado em tempo real.</text:span></text:p>
      <text:p text:style-name="P4"/>
      <text:p text:style-name="P4">OpenCv tem uma estrutura modular, ou seja, pacotes (package) incluem diversas biblioteca estática e compartilhada. Os seguintes modulos estão disponíveis:</text:p>
      <text:p text:style-name="P4"/>
      <text:p text:style-name="P4"/>
      <text:list xml:id="list3646918559" text:style-name="L1">
        <text:list-item>
          <text:p text:style-name="P1">funcionalidade núcleo (core) – um módulo compacto definindo estrutura básica de dados, incluindo um vetor multidimensional, e funções básicas utilizadas por todos os outros modelos.</text:p>
          <text:p text:style-name="P1"/>
        </text:list-item>
        <text:list-item>
          <text:p text:style-name="P1">Processamento de imagens (imgproc) – modulo de processamento de imagens que inclui filtros lineares e não lineares, transformação <text:span text:style-name="T1">geométrica de imagens (redimensionamento, warping de perspectiva), conversão de espaço de cores, histogramas entre outras.</text:span></text:p>
          <text:p text:style-name="P1"/>
        </text:list-item>
        <text:list-item>
          <text:p text:style-name="P3">Analises de video (video) – modulo que inclui estimação de movimento, extração de plano de fundo, e algoritmos de object tracking.</text:p>
          <text:p text:style-name="P3"/>
        </text:list-item>
        <text:list-item>
          <text:p text:style-name="P3">Calibração de câmeras e Reconstituição (calib3d) – algoritmos básicos de múltipla visão geométrica, estimação de posição de objetos, entre outros.</text:p>
          <text:p text:style-name="P3"/>
        </text:list-item>
        <text:list-item>
          <text:p text:style-name="P3">Framework de características 2D (features2d) – detectores, descritores e descritores de características salientes. </text:p>
          <text:p text:style-name="P2"/>
        </text:list-item>
        <text:list-item>
          <text:p text:style-name="P3">Detecção de objetos (objdetect) – detecção de objetos e de instâncias de classes predefinidas( por exemplo: rostos, olhos, pessoas, carros, etc).</text:p>
          <text:p text:style-name="P3"/>
        </text:list-item>
        <text:list-item>
          <text:p text:style-name="P1">High-level GUI (highgui) - <text:s/><text:span text:style-name="T1">uma interface UI fácil de utilizar. </text:span></text:p>
          <text:p text:style-name="P1"/>
        </text:list-item>
        <text:list-item>
          <text:p text:style-name="P2">Video I/O (videoio) – <text:span text:style-name="T1">uma interface de capturas de videos e codecs.</text:span></text:p>
          <text:p text:style-name="P2"/>
        </text:list-item>
        <text:list-item>
          <text:p text:style-name="P3">Entre outros módulos. </text:p>
        </text:list-item>
      </text:list>
      <text:p text:style-name="P6"/>
      <text:p text:style-name="P5"/>
      <text:p text:style-name="P7"><text:span text:style-name="T4">Softwares alternativos:</text:span> Matlab (software pago) <text:span text:style-name="T2">e o Octave (a biblioteca de processamento de imagens não vem instalada por padrão ).</text:span></text:p>
      <text:p text:style-name="P7"/>
      <text:p text:style-name="P8">Em projetos de processamento digital de imagens e visão computacional, utilizando Inteligência Computacional( Machine Learning, Deep Learning entre outros) a OpenCv é utilizada em conjunto com bibliotecas de IC, por exemplo utilizando a linguagem Python, é utilizada com a biblioteca sckitlearn, matplotlib, sklern,, numpy ou frameworks como o TensorFlow entre outros. <text:s text:c="3"/></text:p>
      <text:p text:style-name="P7"/>
      <text:p text:style-name="P7"/>
      <text:p text:style-name="P7"/>
      <text:p text:style-name="P7"/>
      <text:p text:style-name="P13"><text:soft-page-break/><text:span text:style-name="T2">Exemplos de aplicações utilizando a OpenCV:</text:span></text:p>
      <text:p text:style-name="P7"/>
      <text:p text:style-name="P9"><text:span text:style-name="T2">Projeto YOLO - </text:span><text:a xlink:type="simple" xlink:href="https://github.com/AlexeyAB/Yolo_mark" text:style-name="Internet_20_link" text:visited-style-name="Visited_20_Internet_20_Link">https://github.com/AlexeyAB/Yolo_mark</text:a></text:p>
      <text:p text:style-name="P12">detecção de objetos em tempo real.</text:p>
      <text:p text:style-name="P12"/>
      <text:p text:style-name="P10"><text:span text:style-name="T3">Detector de movimento em videos - </text:span><text:a xlink:type="simple" xlink:href="https://github.com/leandrobmarinho/Video-Moviment-Saver" text:style-name="Internet_20_link" text:visited-style-name="Visited_20_Internet_20_Link">https://github.com/leandrobmarinho/Video-Moviment-Saver</text:a></text:p>
      <text:p text:style-name="P8">projeto feito pelo professor Leandro – LAPISCO IFCE</text:p>
      <text:p text:style-name="P8"/>
      <text:p text:style-name="P14">Vale ressaltar que segundo o professor Pedrosa (do LAPISCO) todos os algoritmos desenvolvidos pelo laboratório, utilizaram a OpenCV (a maioria, sendo em C ou Python) ou o Matlab (em menor escala)</text:p>
      <text:p text:style-name="P8"/>
      <text:p text:style-name="P8"/>
      <text:p text:style-name="P11"><text:span text:style-name="T5">No site </text:span><text:a xlink:type="simple" xlink:href="https://paperswithcode.com/" text:style-name="Internet_20_link" text:visited-style-name="Visited_20_Internet_20_Link">https://paperswithcode.com/</text:a> <text:span text:style-name="T5">apresenta diversos artigos, e alguns deles utilizam a OpenCV como por exemplo o artigo LFFD: A Light and Fast Face Detector for Edge Devices, no link </text:span><text:a xlink:type="simple" xlink:href="https://paperswithcode.com/paper/lffd-a-light-and-fast-face-detector-for-edge" text:style-name="Internet_20_link" text:visited-style-name="Visited_20_Internet_20_Link">https://paperswithcode.com/paper/lffd-a-light-and-fast-face-detector-for-edge</text:a> <text:span text:style-name="T5">pode ser encontrado o paper e os códigos para download. </text:span></text:p>
      <text:p text:style-name="P1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0:10:23.253710005</meta:creation-date>
    <dc:date>2019-08-23T11:04:23.612994542</dc:date>
    <meta:editing-duration>PT8M29S</meta:editing-duration>
    <meta:editing-cycles>2</meta:editing-cycles>
    <meta:generator>LibreOffice/6.2.4.2$Linux_X86_64 LibreOffice_project/2412653d852ce75f65fbfa83fb7e7b669a126d64</meta:generator>
    <meta:document-statistic meta:table-count="0" meta:image-count="0" meta:object-count="0" meta:page-count="2" meta:paragraph-count="30" meta:word-count="437" meta:character-count="3100" meta:non-whitespace-character-count="2684"/>
  </office:meta>
</office:document-meta>
</file>